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DynaList.LazyDyna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List.LazyDynaList( Object [ ]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zyDynaList.addAll( Collection colle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azyDynaList.setElementDynaClass( DynaClass elementDynaCla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azyDynaList.add(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DynaList.toArra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azyDynaList.addAll( int index , Collection collec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azyDynaList.transform( Object elem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LazyDynaList.toArray( Object [ ] model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LazyDynaList.LazyDynaList( DynaClass elementDyna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DynaList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DynaList.setElementType( Class element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LazyDynaList.LazyDynaList( Collection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DynaList.toDynaBeanArra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azyDynaList.LazyDynaList( int 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List.add( int index ,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zyDynaList.LazyDynaList( Class elem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DynaList.set( int index ,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zyDynaList.growList( int required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